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Adobe Garamond Pro1" svg:font-family="'Adobe Garamond Pro'" style:font-adornments="Bold" style:font-pitch="variable"/>
    <style:font-face style:name="Adobe Garamond Pro" svg:font-family="'Adobe Garamond Pro'" style:font-adornments="Bold Italic" style:font-pitch="variable"/>
    <style:font-face style:name="Alegreya1" svg:font-family="Alegreya" style:font-adornments="Italic" style:font-pitch="variable"/>
    <style:font-face style:name="Alegreya" svg:font-family="Alegreya" style:font-adornments="Regular" style:font-pitch="variable"/>
    <style:font-face style:name="American Typewriter" svg:font-family="'American Typewriter'" style:font-adornments="Regular" style:font-pitch="variable"/>
    <style:font-face style:name="Courier" svg:font-family="Courier" style:font-adornments="Regular" style:font-pitch="variable"/>
    <style:font-face style:name="Garamond" svg:font-family="Garamond" style:font-adornments="Bold" style:font-pitch="variable"/>
    <style:font-face style:name="Garamond1" svg:font-family="Garamond" style:font-adornments="Regular" style:font-pitch="variable"/>
    <style:font-face style:name="Avenir Next Condensed" svg:font-family="'Avenir Next Condens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enir Next Condensed1" svg:font-family="'Avenir Next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38508b"/>
    </style:style>
    <style:style style:name="P3" style:family="paragraph" style:parent-style-name="Text_20_body">
      <style:text-properties officeooo:rsid="0050d073" officeooo:paragraph-rsid="0050d073"/>
    </style:style>
    <style:style style:name="P4" style:family="paragraph" style:parent-style-name="Text_20_body">
      <style:text-properties officeooo:paragraph-rsid="0056fa12"/>
    </style:style>
    <style:style style:name="P5" style:family="paragraph" style:parent-style-name="Text_20_body">
      <style:text-properties officeooo:rsid="0056fa12" officeooo:paragraph-rsid="0056fa12"/>
    </style:style>
    <style:style style:name="P6" style:family="paragraph" style:parent-style-name="Text_20_body">
      <style:text-properties officeooo:rsid="0060a164" officeooo:paragraph-rsid="0060a164"/>
    </style:style>
    <style:style style:name="P7" style:family="paragraph" style:parent-style-name="Text_20_body">
      <style:text-properties officeooo:rsid="006474d8" officeooo:paragraph-rsid="006474d8"/>
    </style:style>
    <style:style style:name="P8" style:family="paragraph" style:parent-style-name="Text_20_body">
      <style:text-properties officeooo:rsid="00525ec1" officeooo:paragraph-rsid="00525ec1"/>
    </style:style>
    <style:style style:name="P9" style:family="paragraph" style:parent-style-name="Footnote">
      <style:text-properties officeooo:rsid="0050d073" officeooo:paragraph-rsid="0050d073"/>
    </style:style>
    <style:style style:name="P10" style:family="paragraph" style:parent-style-name="Footnote">
      <style:paragraph-properties fo:margin-left="0cm" fo:margin-right="0cm" fo:text-indent="0cm" style:auto-text-indent="false"/>
      <style:text-properties officeooo:rsid="0062e931" officeooo:paragraph-rsid="0062e931"/>
    </style:style>
    <style:style style:name="P11" style:family="paragraph" style:parent-style-name="lg">
      <style:paragraph-properties fo:text-align="center" style:justify-single-word="false"/>
    </style:style>
    <style:style style:name="P12" style:family="paragraph" style:parent-style-name="lg">
      <style:text-properties officeooo:rsid="006e6a41" officeooo:paragraph-rsid="006e6a41"/>
    </style:style>
    <style:style style:name="P13" style:family="paragraph" style:parent-style-name="License">
      <style:text-properties officeooo:rsid="00942ee7" officeooo:paragraph-rsid="00950ee0"/>
    </style:style>
    <style:style style:name="P14" style:family="paragraph" style:parent-style-name="SourceDesc">
      <style:text-properties officeooo:rsid="007ac2db"/>
    </style:style>
    <style:style style:name="P15" style:family="paragraph" style:parent-style-name="Heading_20_1">
      <style:text-properties officeooo:rsid="00538a93" officeooo:paragraph-rsid="00538a93"/>
    </style:style>
    <style:style style:name="T1" style:family="text">
      <style:text-properties officeooo:rsid="0048a238"/>
    </style:style>
    <style:style style:name="T2" style:family="text">
      <style:text-properties style:text-position="super 58%"/>
    </style:style>
    <style:style style:name="T3" style:family="text">
      <style:text-properties officeooo:rsid="00538a93"/>
    </style:style>
    <style:style style:name="T4" style:family="text">
      <style:text-properties officeooo:rsid="00562461"/>
    </style:style>
    <style:style style:name="T5" style:family="text">
      <style:text-properties officeooo:rsid="005d0a88"/>
    </style:style>
    <style:style style:name="T6" style:family="text">
      <style:text-properties officeooo:rsid="006a5fe7"/>
    </style:style>
    <style:style style:name="T7" style:family="text">
      <style:text-properties officeooo:rsid="008690a5"/>
    </style:style>
    <style:style style:name="T8" style:family="text">
      <style:text-properties officeooo:rsid="008aba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tlul <text:span text:style-name="T3">fișierului</text:span></text:p>
      <text:p text:style-name="Author">Numele Autorului</text:p>
      <text:p text:style-name="P13">This electronic edition of a text is property of Ediții Scriptorium. You may not copy it. You are encouraged to reference it using HTTP URLs, or cite small excerpts, followed by the precise {{thisurl}} URL reference.</text:p>
      <text:p text:style-name="P14">http://ro.wikisource.org/Author:FoaieVerdeFoaieLata.</text:p>
      <text:p text:style-name="Text_20_body">ro</text:p>
      <text:h text:style-name="P15" text:outline-level="1">Opul 1 se scrie cu h1</text:h>
      <text:p text:style-name="Subtitle">Foaie verde și-un gogoșar. <text:span text:style-name="T1">Aici e niște text sub Heading 1 un subtitlu. </text:span></text:p>
      <text:h text:style-name="Heading_20_2" text:outline-level="2"><text:span text:style-name="Label">Prima poveste</text:span><text:span text:style-name="T5"><text:line-break/></text:span>Făt-Frumos din lacrimă </text:h>
      <text:p text:style-name="Epigraph">Dedicație lu mama și lu tata <text:line-break/>și lu doamna de la scara 7<text:line-break/><text:span text:style-name="T8">Poate să fie și un motto.</text:span></text:p>
      <text:p text:style-name="P2">În vremea veche, pe când oamenii, cum sunt ei azi, nu erau decât în germenii viitorului, pe când Dumnezeu călca încă cu picioarele sale sfinte pietroasele pustii ale pământului, — în vremea veche trăia un împărat întunecat și gânditor ca miază-noaptea și avea o împărăteasă tânără și zâmbitoare ca miezul luminos al zilei.</text:p>
      <text:h text:style-name="Heading_20_3" text:outline-level="3">Heading 3</text:h>
      <text:p text:style-name="P4">Cincizeci de ani de când împăratul purta război c-un vecin al lui. Murise vecinul și lăsase de moștenire fiilor și nepoților ura și vrajba de sânge. Cincizeci de ani, și numai împăratul trăia singur, ca un leu îmbătrânit, slăbit de lupte și suferințe — împărat, ce-n viața lui nu râsese niciodată, care nu zâmbea nici la cântecul nevinovat al copilului, nici la surâsul plin de amor al soției lui tinere, nici la poveștile bătrâne și glumețe ale ostașilor înălbiți în bătălie și nevoi. </text:p>
      <text:p text:style-name="P5">Cum spune poetul:</text:p>
      <text:p text:style-name="P11">Foaie verde drum de fier,<text:line-break/>Mi te paște un trans?<text:line-break/>Un trans?<text:line-break/>Fer!</text:p>
      <text:p text:style-name="P4">Se simțea slab, se simțea murind și n-avea cui să lese moștenirea urii lui. Trist se scula din patul împărătesc, de lângă împărăteasa tânără — pat aurit, însă pustiu și nebinecuvântat, — trist mergea la război cu inima neîmblânzită, — și împărăteasa sa, rămasă singură, plângea cu lacrimi de văduvie singurătatea ei. Părul ei cel galben ca aurul cel mai frumos cădea pe sânii ei albi și rotunzi, — și din ochii ei albaștri și mari curgeau șiroaie de mărgăritare apoase pe o față mai albă ca argintul crinului. Lungi cearcăne vinete se trăgeau împrejurul ochilor, și vine albastre se trăgeau pe fața ei albă ca o marmură vie.</text:p>
      <text:p text:style-name="P2"><text:soft-page-break/>Ș<text:span text:style-name="T4">i-a zis:</text:span></text:p>
      <text:p text:style-name="Quote">Mi-e dor mi-e dor mi-e dor mi-e dor</text:p>
      <text:h text:style-name="Heading_20_4" text:outline-level="4">Heading 4</text:h>
      <text:p text:style-name="First_20_paragraph">Sculată din patul ei, ea se aruncă pe treptele de piatră a unei bolte în zid, în care veghea, deasupra unei candele fumegânde, icoana îmbrăcată în argint a Maicii durerilor. Înduplecată de rugăciunile împărătesei îngenuncheate, pleoapele icoanei reci se umeziră și o lacrimă curse din ochiul cel negru al mamei lui Dumnezeu.<text:note text:id="ftn1" text:note-class="footnote"><text:note-citation>1</text:note-citation><text:note-body><text:p text:style-name="P10"><text:s/>LA LA la</text:p></text:note-body></text:note> Împărăteasa se ridică în toată măreața ei statură, atinse cu buza ei seacă lacrima cea rece și o supse în adâncul sufletului său. Din momentul acela ea purcese îngreunată.</text:p>
      <text:p text:style-name="P2">Trecu o lună, trecură două, trecură nouă, și împărăteasa făcu un fecior alb ca spuma laptelui, cu părul bălai ca razele lunii<text:note text:id="ftn2" text:note-class="footnote"><text:note-citation>2</text:note-citation><text:note-body><text:p text:style-name="P9">Foaie verde.</text:p></text:note-body></text:note>.</text:p>
      <text:p text:style-name="P3">And a 3<text:span text:style-name="T2">rd</text:span> paragraph here.</text:p>
      <text:h text:style-name="Heading_20_5" text:outline-level="5">Heading 5</text:h>
      <text:p text:style-name="P8">Ceva <text:s/>și-aici.</text:p>
      <text:p text:style-name="P8">Ș<text:span text:style-name="T6">i-o poezie:</text:span></text:p>
      <text:p text:style-name="lg">Poezie poezie<text:line-break/><text:span text:style-name="T6">mult lirism și prozodie<text:line-break/>te-aș ruga mări ruga<text:line-break/>să m-auzi măria ta<text:line-break/>să-mi dai cașcaval gălbui<text:line-break/>și-un suc zero amărui.</text:span></text:p>
      <text:p text:style-name="P12">asd</text:p>
      <text:h text:style-name="Heading_20_2" text:outline-level="2"><text:span text:style-name="Label">A doua poveste.</text:span><text:line-break/>Povestea caprei</text:h>
      <text:p text:style-name="Subtitle">Subtilu<text:span text:style-name="T7"> subtitlu</text:span></text:p>
      <text:p text:style-name="P6">Aici vine textul. </text:p>
      <text:h text:style-name="Heading_20_1" text:outline-level="1">Opul 2. Aicea vine romanul nr 2</text:h>
      <text:p text:style-name="P7">gen text și lălăie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Adobe Garamond Pro1" svg:font-family="'Adobe Garamond Pro'" style:font-adornments="Bold" style:font-pitch="variable"/>
    <style:font-face style:name="Adobe Garamond Pro" svg:font-family="'Adobe Garamond Pro'" style:font-adornments="Bold Italic" style:font-pitch="variable"/>
    <style:font-face style:name="Alegreya1" svg:font-family="Alegreya" style:font-adornments="Italic" style:font-pitch="variable"/>
    <style:font-face style:name="Alegreya" svg:font-family="Alegreya" style:font-adornments="Regular" style:font-pitch="variable"/>
    <style:font-face style:name="American Typewriter" svg:font-family="'American Typewriter'" style:font-adornments="Regular" style:font-pitch="variable"/>
    <style:font-face style:name="Courier" svg:font-family="Courier" style:font-adornments="Regular" style:font-pitch="variable"/>
    <style:font-face style:name="Garamond" svg:font-family="Garamond" style:font-adornments="Bold" style:font-pitch="variable"/>
    <style:font-face style:name="Garamond1" svg:font-family="Garamond" style:font-adornments="Regular" style:font-pitch="variable"/>
    <style:font-face style:name="Avenir Next Condensed" svg:font-family="'Avenir Next Condens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enir Next Condensed1" svg:font-family="'Avenir Next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Radial_20_red_2f_yellow" draw:display-name="Radial red/yellow" draw:style="radial" draw:cx="50%" draw:cy="50%" draw:start-color="#ff3333" draw:end-color="#e6ff00" draw:start-intensity="100%" draw:end-intensity="100%" draw:border="0%"/>
    <draw:gradient draw:name="Subtle_20_Tango_20_Green" draw:display-name="Subtle Tango Green" draw:style="linear" draw:start-color="#94bd5e" draw:end-color="#5c8526" draw:start-intensity="100%" draw:end-intensity="100%" draw:angle="600" draw:border="0%"/>
    <draw:gradient draw:name="Tango_20_Green" draw:display-name="Tango Green" draw:style="linear" draw:start-color="#8ae234" draw:end-color="#4e9a06" draw:start-intensity="100%" draw:end-intensity="100%" draw:angle="300" draw:border="0%"/>
    <draw:gradient draw:name="Tango_20_Yellow" draw:display-name="Tango Yellow" draw:style="linear" draw:start-color="#fce94f" draw:end-color="#c4a000" draw:start-intensity="100%" draw:end-intensity="100%" draw:angle="300" draw:border="0%"/>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52cm" fo:margin-bottom="0.152cm" loext:contextual-spacing="false" fo:text-align="justify" style:justify-single-word="false" fo:hyphenation-ladder-count="no-limit" style:page-number="auto" style:writing-mode="page"/>
      <style:text-properties style:font-name="Alegreya" fo:font-family="Alegreya" style:font-style-name="Regular" style:font-pitch="variable" fo:hyphenate="fals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42cm" fo:margin-bottom="4.001cm" loext:contextual-spacing="false" fo:text-align="center" style:justify-single-word="false" style:page-number="auto" fo:break-before="page" style:writing-mode="lr-tb"/>
      <style:text-properties style:font-name="Garamond" fo:font-family="Garamond" style:font-style-name="Bold"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99cm" fo:margin-bottom="1cm" loext:contextual-spacing="false" fo:text-align="center" style:justify-single-word="false" style:page-number="auto" fo:break-before="page" style:writing-mode="page"/>
      <style:text-properties style:font-name="Adobe Garamond Pro" fo:font-family="'Adobe Garamond Pro'" style:font-style-name="Bold Italic"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1.499cm" fo:margin-bottom="0.801cm" loext:contextual-spacing="false" fo:text-align="center" style:justify-single-word="false" style:page-number="auto" style:writing-mode="page"/>
      <style:text-properties style:font-name="Adobe Garamond Pro1" fo:font-family="'Adobe Garamond Pr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1cm" fo:margin-bottom="0.9cm" loext:contextual-spacing="false" fo:text-align="center" style:justify-single-word="false" style:page-number="auto" style:writing-mode="lr-tb"/>
      <style:text-properties style:font-name="Garamond1" fo:font-family="Garamond" style:font-style-name="Regular" style:font-pitch="variable"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writing-mode="lr-tb"/>
      <style:text-properties style:font-name="Alegreya" fo:font-family="Alegreya" style:font-style-name="Regular" style:font-pitch="variable"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cm" fo:margin-bottom="3cm" loext:contextual-spacing="false" fo:text-align="center" style:justify-single-word="false" style:page-number="auto" style:shadow="none" style:writing-mode="lr-tb"/>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master-page-name="">
      <style:paragraph-properties fo:margin-top="0cm" fo:margin-bottom="0.101cm" loext:contextual-spacing="false" fo:text-align="start" style:justify-single-word="false" style:page-number="auto" style:writing-mode="page"/>
      <style:text-properties style:font-name="Alegreya" fo:font-family="Alegreya" style:font-style-name="Regular" style:font-pitch="variable"/>
    </style:style>
    <style:style style:name="Subtitle" style:family="paragraph" style:parent-style-name="Heading" style:next-style-name="Text_20_body" style:class="chapter" style:master-page-name="">
      <style:paragraph-properties fo:margin-top="0.106cm" fo:margin-bottom="0.212cm" loext:contextual-spacing="false" fo:text-align="center" style:justify-single-word="false" style:page-number="auto" style:writing-mode="lr-tb"/>
      <style:text-properties style:font-name="Alegreya1" fo:font-family="Alegreya" style:font-style-name="Italic" style:font-pitch="variable" fo:font-size="18pt" fo:font-style="italic" style:font-size-asian="18pt" style:font-size-complex="18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mentariu" style:family="paragraph" style:default-outline-level="">
      <style:paragraph-properties fo:margin-left="0.3cm" fo:margin-right="0cm" fo:margin-top="0.101cm" fo:margin-bottom="0.4cm" loext:contextual-spacing="false" fo:text-align="justify" style:justify-single-word="false" fo:text-indent="0cm" style:auto-text-indent="false"/>
      <style:text-properties style:font-name="Avenir Next Condensed" fo:font-family="'Avenir Next Condensed'" style:font-family-generic="roman" style:font-pitch="variable" fo:font-style="normal" style:text-underline-style="none" fo:font-weight="normal" style:font-style-asian="normal" style:font-weight-asian="normal" style:font-name-complex="Avenir Next Condensed1" style:font-family-complex="'Avenir Next Condensed'" style:font-family-generic-complex="system" style:font-pitch-complex="variable" style:font-size-complex="10pt" style:language-complex="fr" style:country-complex="FR"/>
    </style:style>
    <style:style style:name="Title" style:family="paragraph" style:parent-style-name="Heading" style:class="chapter">
      <style:paragraph-properties fo:margin-top="0.42cm" fo:margin-bottom="1cm" loext:contextual-spacing="false" fo:text-align="center" style:justify-single-word="false" style:writing-mode="lr-tb"/>
      <style:text-properties style:font-name="Alegreya" fo:font-family="Alegreya" style:font-style-name="Regular" style:font-pitch="variable" fo:font-size="32pt" fo:font-weight="bold" style:font-size-asian="32pt" style:font-size-complex="32pt"/>
    </style:style>
    <style:style style:name="Epigraph" style:family="paragraph" style:parent-style-name="Standard" style:master-page-name="">
      <style:paragraph-properties fo:margin-left="1.199cm" fo:margin-right="3cm" fo:margin-top="0.15cm" fo:margin-bottom="0.7cm" loext:contextual-spacing="false" fo:text-align="start" style:justify-single-word="false" fo:text-indent="0cm" style:auto-text-indent="false" style:page-number="auto" style:shadow="none" style:writing-mode="page"/>
      <style:text-properties fo:font-style="italic" officeooo:rsid="00550f17"/>
    </style:style>
    <style:style style:name="Quote" style:family="paragraph" style:parent-style-name="Standard">
      <style:paragraph-properties fo:margin-left="1.3cm" fo:margin-right="1.499cm" fo:margin-top="0.801cm" fo:margin-bottom="0.801cm" loext:contextual-spacing="false" fo:text-indent="0cm" style:auto-text-indent="false" style:writing-mode="page"/>
      <style:text-properties officeooo:rsid="00562461"/>
    </style:style>
    <style:style style:name="lg" style:family="paragraph" style:parent-style-name="Text_20_body" style:master-page-name="">
      <style:paragraph-properties fo:margin-left="0cm" fo:margin-right="0cm" fo:margin-top="0.499cm" fo:margin-bottom="0.499cm" loext:contextual-spacing="false" fo:text-align="start" style:justify-single-word="false" fo:hyphenation-ladder-count="no-limit" fo:text-indent="0cm" style:auto-text-indent="false" style:page-number="auto" style:writing-mode="page"/>
      <style:text-properties fo:font-style="normal" officeooo:rsid="0056fa12" fo:hyphenate="false" fo:hyphenation-remain-char-count="2" fo:hyphenation-push-char-count="2"/>
    </style:style>
    <style:style style:name="Trailer" style:family="paragraph" style:parent-style-name="Text_20_body" style:master-page-name="">
      <style:paragraph-properties fo:text-align="end" style:justify-single-word="false" style:page-number="auto" style:writing-mode="page"/>
      <style:text-properties fo:font-style="italic"/>
    </style:style>
    <style:style style:name="License" style:family="paragraph" style:parent-style-name="Standard" style:master-page-name="">
      <loext:graphic-properties draw:fill="gradient" draw:fill-gradient-name="Subtle_20_Tango_20_Green" draw:fill-image-width="0cm" draw:fill-image-height="0cm"/>
      <style:paragraph-properties fo:line-height="150%" style:page-number="auto" fo:background-color="#78a142" fo:padding="0.049cm" fo:border="0.06pt solid #000000" style:shadow="#808080 0.18cm 0.18cm" style:writing-mode="page"/>
      <style:text-properties fo:color="#000000" style:font-name="American Typewriter" fo:font-family="'American Typewriter'" style:font-style-name="Regular" style:font-pitch="variable" fo:font-size="13pt" officeooo:rsid="007207cc"/>
    </style:style>
    <style:style style:name="SourceDesc" style:family="paragraph" style:parent-style-name="Standard" style:master-page-name="">
      <loext:graphic-properties draw:fill="gradient" draw:fill-gradient-name="Tango_20_Yellow" draw:fill-image-width="0cm" draw:fill-image-height="0cm"/>
      <style:paragraph-properties fo:margin-top="0.3cm" fo:margin-bottom="0.15cm" loext:contextual-spacing="false" fo:text-align="start" style:justify-single-word="false" style:page-number="auto" fo:background-color="#e0c428" fo:padding="0.049cm" fo:border="0.06pt solid #000000" style:shadow="none" style:writing-mode="page"/>
      <style:text-properties fo:color="#000000" style:font-name="Courier" fo:font-family="Courier" style:font-style-name="Regular" style:font-pitch="variable" officeooo:rsid="0078e924"/>
    </style:style>
    <style:style style:name="DocumentLanguage" style:family="paragraph" style:parent-style-name="Standard" style:master-page-name="">
      <loext:graphic-properties draw:fill="gradient" draw:fill-gradient-name="Tango_20_Green" draw:fill-image-width="0cm" draw:fill-image-height="0cm"/>
      <style:paragraph-properties fo:margin-top="1cm" fo:margin-bottom="1cm" loext:contextual-spacing="false" fo:text-align="center" style:justify-single-word="false" style:page-number="auto" fo:background-color="#6cbe1d" fo:padding="0.049cm" fo:border="0.06pt solid #000000" style:shadow="#808080 0.18cm 0.18cm" style:writing-mode="lr-tb"/>
      <style:text-properties fo:color="#000000" officeooo:rsid="008dcfc5"/>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Endnote_20_Symbol" style:display-name="Endnote Symbol" style:family="text"/>
    <style:style style:name="Endnote_20_anchor" style:display-name="Endnote anchor" style:family="text">
      <style:text-properties style:text-position="super 58%"/>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abel" style:family="text">
      <style:text-properties fo:color="#00ffff" style:font-name="Adobe Garamond Pro" fo:font-family="'Adobe Garamond Pro'" style:font-style-name="Bold Italic" style:font-pitch="variable" fo:font-size="16pt" fo:font-style="normal" fo:font-weight="bold" officeooo:rsid="005d0a88" style:font-name-asian="Lucida Sans Unicode" style:font-family-asian="'Lucida Sans Unicode'" style:font-family-generic-asian="system" style:font-pitch-asian="variable" style:font-size-asian="14pt" style:font-style-asian="italic" style:font-weight-asian="bold" style:font-name-complex="Tahoma" style:font-family-complex="Tahoma" style:font-family-generic-complex="system" style:font-pitch-complex="variable" style:font-size-complex="14pt" style:font-style-complex="italic"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 </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 here</dc:title>
    <meta:generator>LibreOffice/5.2.6.2$MacOSX_X86_64 LibreOffice_project/a3100ed2409ebf1c212f5048fbe377c281438fdc</meta:generator>
    <meta:editing-duration>PT2H21M4S</meta:editing-duration>
    <meta:editing-cycles>65</meta:editing-cycles>
    <meta:creation-date>2017-05-06T23:57:05.470762000</meta:creation-date>
    <meta:initial-creator>Petru Dimulescu</meta:initial-creator>
    <dc:date>2019-03-15T14:31:08.606549000</dc:date>
    <dc:description>comments here</dc:description>
    <meta:keyword>keywords here</meta:keyword>
    <dc:subject>subject here</dc:subject>
    <dc:creator>Petru Dimulescu</dc:creator>
    <meta:document-statistic meta:table-count="0" meta:image-count="0" meta:object-count="0" meta:page-count="6" meta:paragraph-count="34" meta:word-count="518" meta:character-count="3041" meta:non-whitespace-character-count="2543"/>
    <meta:user-defined meta:name="Destinations">asdasd</meta:user-defined>
    <meta:user-defined meta:name="Info 4"/>
    <meta:user-defined meta:name="Language">ro</meta:user-defined>
    <meta:user-defined meta:name="Ufpufuf">dgfddf</meta:user-defined>
  </office:meta>
</office:document-meta>
</file>